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Courier New" fo:font-size="12pt" officeooo:paragraph-rsid="0001b5aa" fo:background-color="#ffffff" style:font-size-asian="12pt" style:font-size-complex="12pt"/>
    </style:style>
    <style:style style:name="P2" style:family="paragraph" style:parent-style-name="Standard">
      <style:text-properties fo:color="#000000" style:font-name="Courier New" fo:font-size="12pt" officeooo:paragraph-rsid="0001b5aa" fo:background-color="#ffffff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officeooo:paragraph-rsid="0001b5aa"/>
    </style:style>
    <style:style style:name="P4" style:family="paragraph" style:parent-style-name="Standard">
      <style:text-properties style:font-name="Courier New" fo:font-size="12pt" officeooo:paragraph-rsid="0001b5aa" style:font-size-asian="12pt" style:font-size-complex="12pt"/>
    </style:style>
    <style:style style:name="T1" style:family="text">
      <style:text-properties fo:color="#808080" style:font-name="Courier New" fo:font-size="12pt" fo:language="ru" fo:country="RU" fo:background-color="#ffffff" loext:char-shading-value="0" style:font-size-asian="12pt" style:font-size-complex="12pt"/>
    </style:style>
    <style:style style:name="T2" style:family="text">
      <style:text-properties fo:color="#808080" fo:background-color="#ffffff" loext:char-shading-value="0"/>
    </style:style>
    <style:style style:name="T3" style:family="text">
      <style:text-properties fo:color="#000000" style:font-name="Courier New" fo:font-size="12pt" fo:background-color="#ffffff" loext:char-shading-value="0" style:font-size-asian="12pt" style:font-size-complex="12pt"/>
    </style:style>
    <style:style style:name="T4" style:family="text">
      <style:text-properties fo:color="#000000" fo:background-color="#ffffff" loext:char-shading-value="0"/>
    </style:style>
    <style:style style:name="T5" style:family="text">
      <style:text-properties fo:color="#000000" style:font-name="Times New Roman" fo:font-size="14pt" fo:language="ru" fo:country="RU" fo:background-color="#ffffff" loext:char-shading-value="0" style:font-size-asian="14pt" style:font-size-complex="14pt"/>
    </style:style>
    <style:style style:name="T6" style:family="text">
      <style:text-properties fo:color="#a31515" style:font-name="Courier New" fo:font-size="12pt" fo:background-color="#ffffff" loext:char-shading-value="0" style:font-size-asian="12pt" style:font-size-complex="12pt"/>
    </style:style>
    <style:style style:name="T7" style:family="text">
      <style:text-properties fo:color="#a31515" fo:background-color="#ffffff" loext:char-shading-value="0"/>
    </style:style>
    <style:style style:name="T8" style:family="text">
      <style:text-properties fo:color="#0000ff" fo:background-color="#ffffff" loext:char-shading-value="0"/>
    </style:style>
    <style:style style:name="T9" style:family="text">
      <style:text-properties fo:color="#6f008a" fo:background-color="#ffffff" loext:char-shading-value="0"/>
    </style:style>
    <style:style style:name="T10" style:family="text">
      <style:text-properties fo:color="#2b91af" fo:background-color="#ffffff" loext:char-shading-value="0"/>
    </style:style>
    <style:style style:name="T11" style:family="text">
      <style:text-properties fo:color="#008080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Основной_20_шрифт_20_абзаца"><text:span text:style-name="T1">#include</text:span></text:span><text:span text:style-name="T3"> </text:span><text:span text:style-name="T6">"caesar.h"</text:span><text:span text:style-name="T3"> </text:span></text:p>
      <text:p text:style-name="P4"><text:span text:style-name="T2">#include</text:span><text:span text:style-name="T4"> </text:span><text:span text:style-name="T7">&lt;iostream&gt;</text:span><text:span text:style-name="T4"> </text:span></text:p>
      <text:p text:style-name="P4"><text:span text:style-name="T2">#include</text:span><text:span text:style-name="T4"> </text:span><text:span text:style-name="T7">&lt;stdexcept&gt;</text:span><text:span text:style-name="T4"> </text:span></text:p>
      <text:p text:style-name="P4"><text:span text:style-name="T2">#include</text:span><text:span text:style-name="T4"> </text:span><text:span text:style-name="T7">&lt;string&gt;</text:span><text:span text:style-name="T4"> </text:span></text:p>
      <text:p text:style-name="P4"><text:span text:style-name="T8">using</text:span><text:span text:style-name="T4"> </text:span><text:span text:style-name="T8">namespace</text:span><text:span text:style-name="T4"> std;</text:span></text:p>
      <text:p text:style-name="P4"><text:span text:style-name="T8">int</text:span><text:span text:style-name="T4"> main()</text:span></text:p>
      <text:p text:style-name="P2">{</text:p>
      <text:p text:style-name="P4"><text:span text:style-name="T4"><text:tab/>setlocale (</text:span><text:span text:style-name="T9">LC_ALL</text:span><text:span text:style-name="T4">, </text:span><text:span text:style-name="T7">"Russian"</text:span><text:span text:style-name="T4">);</text:span></text:p>
      <text:p text:style-name="P4"><text:span text:style-name="T4"><text:tab/></text:span><text:span text:style-name="T10">string</text:span><text:span text:style-name="T4"> k, input;</text:span></text:p>
      <text:p text:style-name="P4"><text:span text:style-name="T4"><text:tab/></text:span><text:span text:style-name="T8">unsigned</text:span><text:span text:style-name="T4"> </text:span><text:span text:style-name="T8">int</text:span><text:span text:style-name="T4"> key;</text:span></text:p>
      <text:p text:style-name="P4"><text:span text:style-name="T4"><text:tab/></text:span><text:span text:style-name="T8">int</text:span><text:span text:style-name="T4"> i = 0, l = 0, max = 26;</text:span></text:p>
      <text:p text:style-name="P4"><text:span text:style-name="T4"><text:tab/></text:span><text:span text:style-name="T8">char</text:span><text:span text:style-name="T4"> answer = </text:span><text:span text:style-name="T7">'1'</text:span><text:span text:style-name="T4">;</text:span></text:p>
      <text:p text:style-name="P4"><text:span text:style-name="T4"><text:tab/>cout </text:span><text:span text:style-name="T11">&lt;&lt;</text:span><text:span text:style-name="T7">"Введите ключ"</text:span><text:span text:style-name="T4"> </text:span><text:span text:style-name="T11">&lt;&lt;</text:span><text:span text:style-name="T4"> endl;</text:span></text:p>
      <text:p text:style-name="P4"><text:span text:style-name="T4"><text:tab/>cin </text:span><text:span text:style-name="T11">&gt;&gt;</text:span><text:span text:style-name="T4"> key;</text:span></text:p>
      <text:p text:style-name="P4"><text:span text:style-name="T4"><text:tab/></text:span><text:span text:style-name="T8">try</text:span></text:p>
      <text:p text:style-name="P2"><text:tab/>{</text:p>
      <text:p text:style-name="P4"><text:span text:style-name="T4"><text:tab/><text:tab/></text:span><text:span text:style-name="T8">if</text:span><text:span text:style-name="T4"> ((key &gt; max) | (key &lt;= 0))</text:span></text:p>
      <text:p text:style-name="P4"><text:span text:style-name="T4"><text:tab/><text:tab/><text:tab/></text:span><text:span text:style-name="T8">throw</text:span><text:span text:style-name="T4"> 1;</text:span></text:p>
      <text:p text:style-name="P4"><text:span text:style-name="T4"><text:tab/><text:tab/></text:span><text:span text:style-name="T8">while</text:span><text:span text:style-name="T4"> (answer != </text:span><text:span text:style-name="T7">'0'</text:span><text:span text:style-name="T4">)</text:span></text:p>
      <text:p text:style-name="P2"><text:tab/><text:tab/>{</text:p>
      <text:p text:style-name="P4"><text:span text:style-name="T4"><text:tab/><text:tab/><text:tab/>cout </text:span><text:span text:style-name="T11">&lt;&lt;</text:span><text:span text:style-name="T4"> </text:span><text:span text:style-name="T7">"Введите текст"</text:span><text:span text:style-name="T4"> </text:span><text:span text:style-name="T11">&lt;&lt;</text:span><text:span text:style-name="T4"> endl;</text:span></text:p>
      <text:p text:style-name="P2"><text:tab/><text:tab/><text:tab/>cin.ignore();</text:p>
      <text:p text:style-name="P2"><text:tab/><text:tab/><text:tab/>getline(cin, k);</text:p>
      <text:p text:style-name="P4"><text:span text:style-name="T4"><text:tab/><text:tab/><text:tab/>cout </text:span><text:span text:style-name="T11">&lt;&lt;</text:span><text:span text:style-name="T4"> </text:span><text:span text:style-name="T7">"Зашифровать или расшифровать текст"</text:span><text:span text:style-name="T4"> </text:span><text:span text:style-name="T11">&lt;&lt;</text:span><text:span text:style-name="T4"> endl;</text:span></text:p>
      <text:p text:style-name="P4"><text:span text:style-name="T4"><text:tab/><text:tab/><text:tab/>cout </text:span><text:span text:style-name="T11">&lt;&lt;</text:span><text:span text:style-name="T4"> </text:span><text:span text:style-name="T7">"Зашифровать - 1. Расшифровать - 2. Выйти - 0"</text:span><text:span text:style-name="T4"> </text:span><text:span text:style-name="T11">&lt;&lt;</text:span><text:span text:style-name="T4"> endl;</text:span></text:p>
      <text:p text:style-name="P2"/>
      <text:p text:style-name="P4"><text:span text:style-name="T4"/></text:p>
      <text:p text:style-name="P4"><text:span text:style-name="T4">cin </text:span><text:span text:style-name="T11">&gt;&gt;</text:span><text:span text:style-name="T4"> answer;</text:span></text:p>
      <text:p text:style-name="P4"><text:span text:style-name="T4"><text:tab/><text:tab/><text:tab/></text:span><text:span text:style-name="T8">if</text:span><text:span text:style-name="T4"> (answer == </text:span><text:span text:style-name="T7">'1'</text:span><text:span text:style-name="T4">)</text:span></text:p>
      <text:p text:style-name="P2"><text:tab/><text:tab/><text:tab/>{</text:p>
      <text:p text:style-name="P4"><text:span text:style-name="T4"><text:tab/><text:tab/><text:tab/><text:tab/></text:span><text:span text:style-name="T10">Encode</text:span><text:span text:style-name="T4"> x(key);</text:span></text:p>
      <text:p text:style-name="P4"><text:span text:style-name="T4"><text:tab/><text:tab/><text:tab/><text:tab/>input </text:span><text:span text:style-name="T11">=</text:span><text:span text:style-name="T4"> x.Encrypt(k);</text:span></text:p>
      <text:p text:style-name="P2"><text:tab/><text:tab/><text:tab/>}</text:p>
      <text:p text:style-name="P4"><text:span text:style-name="T4"><text:tab/><text:tab/><text:tab/></text:span><text:span text:style-name="T8">else</text:span><text:span text:style-name="T4"> </text:span><text:span text:style-name="T8">if</text:span><text:span text:style-name="T4"> (answer == </text:span><text:span text:style-name="T7">'2'</text:span><text:span text:style-name="T4">)</text:span></text:p>
      <text:p text:style-name="P2"><text:tab/><text:tab/><text:tab/>{</text:p>
      <text:p text:style-name="P4"><text:span text:style-name="T4"><text:tab/><text:tab/><text:tab/><text:tab/></text:span><text:span text:style-name="T10">Encode</text:span><text:span text:style-name="T4"> x(key);</text:span></text:p>
      <text:p text:style-name="P4"><text:span text:style-name="T4"><text:tab/><text:tab/><text:tab/><text:tab/>input </text:span><text:span text:style-name="T11">=</text:span><text:span text:style-name="T4"> x.Decrypt(k);</text:span></text:p>
      <text:p text:style-name="P2"><text:tab/><text:tab/><text:tab/>}</text:p>
      <text:p text:style-name="P4"><text:span text:style-name="T4"><text:tab/><text:tab/><text:tab/></text:span><text:span text:style-name="T8">else</text:span><text:span text:style-name="T4"> </text:span><text:span text:style-name="T8">if</text:span><text:span text:style-name="T4"> (answer == </text:span><text:span text:style-name="T7">'0'</text:span><text:span text:style-name="T4">)</text:span></text:p>
      <text:p text:style-name="P2"><text:tab/><text:tab/><text:tab/>{</text:p>
      <text:p text:style-name="P2"><text:tab/><text:tab/><text:tab/>}</text:p>
      <text:p text:style-name="P4"><text:span text:style-name="T4"><text:tab/><text:tab/><text:tab/></text:span><text:span text:style-name="T8">else</text:span></text:p>
      <text:p text:style-name="P4"><text:span text:style-name="T4"><text:tab/><text:tab/><text:tab/><text:tab/></text:span><text:span text:style-name="T8">throw</text:span><text:span text:style-name="T4"> 5;</text:span></text:p>
      <text:p text:style-name="P4"><text:span text:style-name="T4"><text:tab/><text:tab/><text:tab/></text:span><text:span text:style-name="T8">if</text:span><text:span text:style-name="T4"> (answer != </text:span><text:span text:style-name="T7">'0'</text:span><text:span text:style-name="T4">)</text:span></text:p>
      <text:p text:style-name="P4"><text:span text:style-name="T4"><text:tab/><text:tab/><text:tab/><text:tab/>cout </text:span><text:span text:style-name="T11">&lt;&lt;</text:span><text:span text:style-name="T4"> input </text:span><text:span text:style-name="T11">&lt;&lt;</text:span><text:span text:style-name="T4"> endl;</text:span></text:p>
      <text:p text:style-name="P2"><text:tab/><text:tab/>}</text:p>
      <text:p text:style-name="P2"><text:tab/>}</text:p>
      <text:p text:style-name="P4"><text:span text:style-name="T4"><text:tab/></text:span><text:span text:style-name="T8">catch</text:span><text:span text:style-name="T4"> (</text:span><text:span text:style-name="T8">int</text:span><text:span text:style-name="T4"> error)</text:span></text:p>
      <text:p text:style-name="P2"><text:soft-page-break/><text:tab/>{</text:p>
      <text:p text:style-name="P4"><text:span text:style-name="T4"><text:tab/><text:tab/></text:span><text:span text:style-name="T8">if</text:span><text:span text:style-name="T4"> (error == 1)</text:span></text:p>
      <text:p text:style-name="P2"><text:tab/><text:tab/>{</text:p>
      <text:p text:style-name="P4"><text:span text:style-name="T4"><text:tab/><text:tab/><text:tab/>cerr </text:span><text:span text:style-name="T11">&lt;&lt;</text:span><text:span text:style-name="T4"> </text:span><text:span text:style-name="T7">"Ключ был введен неправильно"</text:span><text:span text:style-name="T4"> </text:span><text:span text:style-name="T11">&lt;&lt;</text:span><text:span text:style-name="T4"> endl;</text:span></text:p>
      <text:p text:style-name="P4"><text:span text:style-name="T4"><text:tab/><text:tab/><text:tab/></text:span><text:span text:style-name="T8">return</text:span><text:span text:style-name="T4"> 1;</text:span></text:p>
      <text:p text:style-name="P2"><text:tab/><text:tab/>}</text:p>
      <text:p text:style-name="P4"><text:span text:style-name="T4"><text:tab/><text:tab/></text:span><text:span text:style-name="T8">else</text:span></text:p>
      <text:p text:style-name="P4"><text:span text:style-name="T4"><text:tab/><text:tab/><text:tab/></text:span><text:span text:style-name="T8">if</text:span><text:span text:style-name="T4"> (error == 2)</text:span></text:p>
      <text:p text:style-name="P2"><text:tab/><text:tab/><text:tab/>{</text:p>
      <text:p text:style-name="P4"><text:span text:style-name="T4"><text:tab/><text:tab/><text:tab/><text:tab/>cerr </text:span><text:span text:style-name="T11">&lt;&lt;</text:span><text:span text:style-name="T4"> </text:span><text:span text:style-name="T7">"Неправильно введен текст, нельзя вводить числа"</text:span><text:span text:style-name="T4"> </text:span><text:span text:style-name="T11">&lt;&lt;</text:span><text:span text:style-name="T4"> endl;</text:span></text:p>
      <text:p text:style-name="P4"><text:span text:style-name="T4"><text:tab/><text:tab/><text:tab/><text:tab/></text:span><text:span text:style-name="T8">return</text:span><text:span text:style-name="T4"> 2;</text:span></text:p>
      <text:p text:style-name="P2"><text:tab/><text:tab/><text:tab/>}</text:p>
      <text:p text:style-name="P2"/>
      <text:p text:style-name="P4"><text:span text:style-name="T4"><text:tab/><text:tab/><text:tab/></text:span><text:span text:style-name="T8">else</text:span></text:p>
      <text:p text:style-name="P2"/>
      <text:p text:style-name="P4"><text:span text:style-name="T8">if</text:span><text:span text:style-name="T4"> (error == 3)<text:tab/></text:span></text:p>
      <text:p text:style-name="P2">{</text:p>
      <text:p text:style-name="P4"><text:span text:style-name="T4"><text:tab/><text:tab/><text:tab/><text:tab/><text:tab/>cerr </text:span><text:span text:style-name="T11">&lt;&lt;</text:span><text:span text:style-name="T4"> </text:span><text:span text:style-name="T7">"Неправильно введен текст, нельзя вводить английские символы"</text:span><text:span text:style-name="T4"> </text:span><text:span text:style-name="T11">&lt;&lt;</text:span><text:span text:style-name="T4"> endl;</text:span></text:p>
      <text:p text:style-name="P4"><text:span text:style-name="T4"><text:tab/><text:tab/><text:tab/><text:tab/><text:tab/></text:span><text:span text:style-name="T8">return</text:span><text:span text:style-name="T4"> 3;</text:span></text:p>
      <text:p text:style-name="P2"><text:tab/><text:tab/><text:tab/><text:tab/>}</text:p>
      <text:p text:style-name="P4"><text:span text:style-name="T4"><text:tab/><text:tab/><text:tab/><text:tab/></text:span><text:span text:style-name="T8">else</text:span></text:p>
      <text:p text:style-name="P4"><text:span text:style-name="T4"><text:tab/><text:tab/><text:tab/><text:tab/><text:tab/></text:span><text:span text:style-name="T8">if</text:span><text:span text:style-name="T4"> (error == 4)</text:span></text:p>
      <text:p text:style-name="P2"><text:tab/><text:tab/><text:tab/><text:tab/><text:tab/>{</text:p>
      <text:p text:style-name="P4"><text:span text:style-name="T4"><text:tab/><text:tab/><text:tab/><text:tab/><text:tab/><text:tab/>cerr </text:span><text:span text:style-name="T11">&lt;&lt;</text:span><text:span text:style-name="T4"> </text:span><text:span text:style-name="T7">"Неправильно введен текст"</text:span><text:span text:style-name="T4"> </text:span><text:span text:style-name="T11">&lt;&lt;</text:span><text:span text:style-name="T4"> endl;</text:span></text:p>
      <text:p text:style-name="P4"><text:span text:style-name="T4"><text:tab/><text:tab/><text:tab/><text:tab/><text:tab/><text:tab/></text:span><text:span text:style-name="T8">return</text:span><text:span text:style-name="T4"> 4;</text:span></text:p>
      <text:p text:style-name="P2"><text:tab/><text:tab/><text:tab/><text:tab/><text:tab/>}</text:p>
      <text:p text:style-name="P2"><text:tab/><text:tab/>{</text:p>
      <text:p text:style-name="P4"><text:span text:style-name="T4"><text:tab/><text:tab/><text:tab/>cerr </text:span><text:span text:style-name="T11">&lt;&lt;</text:span><text:span text:style-name="T4"> </text:span><text:span text:style-name="T7">"Неправильный ответ на вопрос."</text:span><text:span text:style-name="T4"> </text:span><text:span text:style-name="T11">&lt;&lt;</text:span><text:span text:style-name="T4"> endl;</text:span></text:p>
      <text:p text:style-name="P4"><text:span text:style-name="T4"><text:tab/><text:tab/><text:tab/></text:span><text:span text:style-name="T8">return</text:span><text:span text:style-name="T4"> 5;</text:span></text:p>
      <text:p text:style-name="P2"><text:tab/><text:tab/>}</text:p>
      <text:p text:style-name="P2"><text:tab/>}</text:p>
      <text:p text:style-name="P4"><text:span text:style-name="T4"><text:tab/></text:span><text:span text:style-name="T8">return</text:span><text:span text:style-name="T4"> 0;</text:span>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Windows_x86 LibreOffice_project/8f48d515416608e3a835360314dac7e47fd0b821</meta:generator>
    <dc:date>2018-06-06T22:15:48.653000000</dc:date>
    <meta:editing-duration>PT31S</meta:editing-duration>
    <meta:editing-cycles>1</meta:editing-cycles>
    <meta:document-statistic meta:table-count="0" meta:image-count="0" meta:object-count="0" meta:page-count="2" meta:paragraph-count="77" meta:word-count="230" meta:character-count="1330" meta:non-whitespace-character-count="986"/>
  </office:meta>
</office:document-meta>
</file>